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_er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_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8+1.82/2+([.A2]-1)*1.82" office:value-type="float" office:value="1.71" calcext:value-type="float">
            <text:p/>
          </table:table-cell>
          <table:table-cell table:formula="of:=SQRT(0.1^2+('n'-0.5)*(0.1/10)^2)" office:value-type="float" office:value="0.100249688278817" calcext:value-type="float">
            <text:p/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8+1.82/2+([.A3]-1)*1.82" office:value-type="float" office:value="3.53" calcext:value-type="float">
            <text:p/>
          </table:table-cell>
          <table:table-cell table:formula="of:=SQRT(0.1^2+('n'-0.5)*(0.1/10)^2)" office:value-type="float" office:value="0.100747208398049" calcext:value-type="float">
            <text:p/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8+1.82/2+([.A4]-1)*1.82" office:value-type="float" office:value="5.35" calcext:value-type="float">
            <text:p/>
          </table:table-cell>
          <table:table-cell table:formula="of:=SQRT(0.1^2+('n'-0.5)*(0.1/10)^2)" office:value-type="float" office:value="0.101242283656583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8+1.82/2+([.A5]-1)*1.82" office:value-type="float" office:value="7.17" calcext:value-type="float">
            <text:p/>
          </table:table-cell>
          <table:table-cell table:formula="of:=SQRT(0.1^2+('n'-0.5)*(0.1/10)^2)" office:value-type="float" office:value="0.101734949746879" calcext:value-type="float">
            <text:p/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8+1.82/2+([.A6]-1)*1.82" office:value-type="float" office:value="8.99" calcext:value-type="float">
            <text:p/>
          </table:table-cell>
          <table:table-cell table:formula="of:=SQRT(0.1^2+('n'-0.5)*(0.1/10)^2)" office:value-type="float" office:value="0.102225241501304" calcext:value-type="float">
            <text:p/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8+1.82/2+([.A7]-1)*1.82" office:value-type="float" office:value="10.81" calcext:value-type="float">
            <text:p/>
          </table:table-cell>
          <table:table-cell table:formula="of:=SQRT(0.1^2+('n'-0.5)*(0.1/10)^2)" office:value-type="float" office:value="0.102713192920871" calcext:value-type="float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8+1.82/2+([.A8]-1)*1.82" office:value-type="float" office:value="12.63" calcext:value-type="float">
            <text:p/>
          </table:table-cell>
          <table:table-cell table:formula="of:=SQRT(0.1^2+('n'-0.5)*(0.1/10)^2)" office:value-type="float" office:value="0.103198837202751" calcext:value-type="float">
            <text:p/>
          </table:table-cell>
          <table:table-cell office:value-type="float" office:value="1.05" calcext:value-type="float">
            <text:p>1.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8+1.82/2+([.A9]-1)*1.82" office:value-type="float" office:value="14.45" calcext:value-type="float">
            <text:p/>
          </table:table-cell>
          <table:table-cell table:formula="of:=SQRT(0.1^2+('n'-0.5)*(0.1/10)^2)" office:value-type="float" office:value="0.103682206766639" calcext:value-type="float">
            <text:p/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8+1.82/2+([.A10]-1)*1.82" office:value-type="float" office:value="16.27" calcext:value-type="float">
            <text:p/>
          </table:table-cell>
          <table:table-cell table:formula="of:=SQRT(0.1^2+('n'-0.5)*(0.1/10)^2)" office:value-type="float" office:value="0.104163333279998" calcext:value-type="float">
            <text:p/>
          </table:table-cell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12:47:45.054263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1:30:58.202404408</meta:creation-date>
    <dc:date>2014-06-21T12:50:29.203632243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50" meta:object-count="0"/>
  </office:meta>
</office:document-meta>
</file>